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B10000022125236F009C314F5C.png" manifest:media-type="image/png"/>
  <manifest:file-entry manifest:full-path="Pictures/100000010000029B0000026DF4C4775889AEF56B.png" manifest:media-type="image/png"/>
  <manifest:file-entry manifest:full-path="Pictures/10000001000002210000022BF4703FC3D02C6A11.png" manifest:media-type="image/png"/>
  <manifest:file-entry manifest:full-path="Pictures/10000001000000C50000013CFC334D0ACF0ACE54.png" manifest:media-type="image/png"/>
  <manifest:file-entry manifest:full-path="Pictures/100000010000030F000002AA08C7397AA88B60FB.png" manifest:media-type="image/png"/>
  <manifest:file-entry manifest:full-path="Pictures/10000000000000FD0000014D7E9C0392F149016A.png" manifest:media-type="image/png"/>
  <manifest:file-entry manifest:full-path="Pictures/10000000000000FF0000013E5F864B4F7FAFB044.png" manifest:media-type="image/png"/>
  <manifest:file-entry manifest:full-path="Pictures/1000000100000069000001BEBDBBB8BD6870636F.png" manifest:media-type="image/png"/>
  <manifest:file-entry manifest:full-path="Pictures/100000010000012F0000014A2F30EE88EF26F8B0.png" manifest:media-type="image/png"/>
  <manifest:file-entry manifest:full-path="Pictures/10000001000002BE000001D8F4E9F528D6C14A4B.png" manifest:media-type="image/png"/>
  <manifest:file-entry manifest:full-path="Pictures/1000000100000589000005783E7393D201303DF0.png" manifest:media-type="image/png"/>
  <manifest:file-entry manifest:full-path="Pictures/10000000000001EC0000014BE1CFDA5EB0CCBBC0.png" manifest:media-type="image/png"/>
  <manifest:file-entry manifest:full-path="Pictures/100000000000048300000483FCF586468CB93B07.png" manifest:media-type="image/png"/>
  <manifest:file-entry manifest:full-path="Pictures/1000000100000599000002F04D6CDC007B1A973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gros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253cm" fo:min-width="0.064cm" loext:decorative="false"/>
    </style:style>
    <style:style style:name="gr4" style:family="graphic" style:parent-style-name="standard">
      <style:graphic-properties svg:stroke-width="0.3cm" draw:marker-start-width="0.65cm" draw:marker-end="Concave" draw:marker-end-width="0.65cm" draw:textarea-vertical-align="middle" fo:padding-top="0.275cm" fo:padding-bottom="0.275cm" fo:padding-left="0.4cm" fo:padding-right="0.4cm" loext:decorative="fals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217cm" fo:min-width="0.064cm" loext:decorative="false"/>
    </style:style>
    <style:style style:name="gr6" style:family="graphic" style:parent-style-name="standard">
      <style:graphic-properties draw:stroke="none" draw:fill="none" draw:fill-color="#158466" draw:textarea-horizontal-align="justify" draw:textarea-vertical-align="middle" draw:auto-grow-height="false" fo:min-height="0.019cm" fo:min-width="0.064cm" loext:decorative="false"/>
    </style:style>
    <style:style style:name="gr7" style:family="graphic" style:parent-style-name="standard">
      <style:graphic-properties svg:stroke-width="0.1cm" svg:stroke-color="#1c1c1c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8" style:family="graphic" style:parent-style-name="Obxecto_20_sen_20_recheo_20_e_20_sen_20_liña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loext:fill-use-slide-background="false" draw:fill-image-name="Bitmap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9" style:family="graphic" style:parent-style-name="Obxecto_20_sen_20_recheo_20_e_20_sen_20_liña">
      <style:graphic-properties draw:stroke="none" draw:fill="bitmap" draw:fill-image-name="Bitmap_20_2" style:repeat="stretch" dr3d:depth="1.393cm" dr3d:close-front="true" dr3d:close-back="true" dr3d:texture-generation-mode-x="parallel" dr3d:texture-generation-mode-y="parallel" loext:decorative="false"/>
    </style:style>
    <style:style style:name="gr10" style:family="graphic" style:parent-style-name="Obxecto_20_sen_20_recheo_20_e_20_sen_20_liña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loext:fill-use-slide-background="false" draw:fill-image-name="Bitmap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1" style:family="graphic" style:parent-style-name="Obxecto_20_sen_20_recheo_20_e_20_sen_20_liña">
      <style:graphic-properties draw:stroke="none" draw:fill="bitmap" draw:fill-image-name="Bitmap_20_3" style:repeat="stretch" dr3d:depth="1.423cm" dr3d:close-front="true" dr3d:close-back="true" dr3d:texture-generation-mode-x="parallel" dr3d:texture-generation-mode-y="parallel" loext:decorative="false"/>
    </style:style>
    <style:style style:name="gr12" style:family="graphic" style:parent-style-name="standard">
      <style:graphic-properties svg:stroke-width="0.3cm" svg:stroke-color="#780373" draw:marker-start-width="0.65cm" draw:marker-end="Concave" draw:marker-end-width="0.65cm" draw:textarea-vertical-align="middle" fo:padding-top="0.275cm" fo:padding-bottom="0.275cm" fo:padding-left="0.4cm" fo:padding-right="0.4cm" loext:decorative="false"/>
    </style:style>
    <style:style style:name="gr13" style:family="graphic" style:parent-style-name="standard">
      <style:graphic-properties draw:stroke="none" svg:stroke-color="#000000" draw:fill="none" draw:fill-color="#ffffff" fo:min-height="3.57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666666" draw:opacity="100%" fo:min-height="3.577cm" draw:shadow-opacity="100%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>
      <style:graphic-properties loext:decorative="false"/>
    </style:style>
    <style:style style:name="gr17" style:family="graphic" style:parent-style-name="standard" style:list-style-name="L2">
      <style:graphic-properties draw:stroke="none" draw:stroke-dash="Dash_20_1" svg:stroke-width="0cm" svg:stroke-color="#808080" draw:marker-start="" draw:marker-start-width="0.2cm" draw:marker-start-center="false" draw:marker-end="" draw:marker-end-width="0.2cm" draw:marker-end-center="false" draw:stroke-linejoin="none" svg:stroke-linecap="butt" draw:fill="solid" draw:fill-color="#44aa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none" draw:stroke-dash="Dash_20_1" svg:stroke-width="0cm" svg:stroke-color="#808080" draw:marker-start="" draw:marker-start-width="0.2cm" draw:marker-start-center="false" draw:marker-end="" draw:marker-end-width="0.2cm" draw:marker-end-center="false" draw:stroke-linejoin="none" svg:stroke-linecap="butt" draw:fill="solid" draw:fill-color="#225500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ff972f" draw:marker-start="" draw:marker-start-width="0.25cm" draw:marker-start-center="false" draw:marker-end="" draw:marker-end-width="0.25cm" draw:marker-end-center="false" draw:stroke-linejoin="round" svg:stroke-linecap="round" draw:fill="solid" draw:fill-color="#224b12" draw:opacity="100%" draw:textarea-horizontal-align="justify" fo:padding-top="0.125cm" fo:padding-bottom="0.125cm" fo:padding-left="0.25cm" fo:padding-right="0.25cm" fo:wrap-option="wrap" draw:shadow="hidden" draw:shadow-offset-x="0.05cm" draw:shadow-offset-y="0.05cm" draw:shadow-color="#3465a4" draw:shadow-opacity="100%" loext:decorative="false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ff972f" draw:marker-start="" draw:marker-start-width="0.26cm" draw:marker-start-center="false" draw:marker-end="" draw:marker-end-width="0.26cm" draw:marker-end-center="false" draw:stroke-linejoin="round" svg:stroke-linecap="round" draw:fill="solid" draw:fill-color="#224b12" draw:opacity="100%" draw:textarea-horizontal-align="justify" fo:padding-top="0.125cm" fo:padding-bottom="0.125cm" fo:padding-left="0.25cm" fo:padding-right="0.25cm" fo:wrap-option="wrap" draw:shadow="hidden" draw:shadow-offset-x="0.05cm" draw:shadow-offset-y="0.05cm" draw:shadow-color="#3465a4" draw:shadow-opacity="100%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ff972f" draw:marker-start="" draw:marker-start-width="0.26cm" draw:marker-start-center="false" draw:marker-end="" draw:marker-end-width="0.26cm" draw:marker-end-center="false" draw:stroke-linejoin="none" svg:stroke-linecap="round" draw:fill="solid" draw:fill-color="#224b12" draw:opacity="100%" draw:textarea-horizontal-align="justify" fo:padding-top="0.125cm" fo:padding-bottom="0.125cm" fo:padding-left="0.25cm" fo:padding-right="0.25cm" fo:wrap-option="wrap" draw:shadow="hidden" draw:shadow-offset-x="0.05cm" draw:shadow-offset-y="0.05cm" draw:shadow-color="#3465a4" draw:shadow-opacity="100%" loext:decorative="false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ff972f" draw:marker-start="" draw:marker-start-width="0.26cm" draw:marker-start-center="false" draw:marker-end="" draw:marker-end-width="0.26cm" draw:marker-end-center="false" draw:stroke-linejoin="round" svg:stroke-linecap="round" draw:fill="solid" draw:fill-color="#224b12" draw:opacity="100%" draw:textarea-horizontal-align="justify" fo:padding-top="0.125cm" fo:padding-bottom="0.125cm" fo:padding-left="0.25cm" fo:padding-right="0.25cm" fo:wrap-option="wrap" draw:shadow="hidden" draw:shadow-offset-x="0.05cm" draw:shadow-offset-y="0.05cm" draw:shadow-color="#3465a4" draw:shadow-opacity="100%" loext:decorative="false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ff972f" draw:marker-start="" draw:marker-start-width="0.26cm" draw:marker-start-center="false" draw:marker-end="" draw:marker-end-width="0.26cm" draw:marker-end-center="false" draw:stroke-linejoin="none" svg:stroke-linecap="round" draw:fill="solid" draw:fill-color="#224b12" draw:opacity="100%" draw:textarea-horizontal-align="justify" fo:padding-top="0.125cm" fo:padding-bottom="0.125cm" fo:padding-left="0.25cm" fo:padding-right="0.25cm" fo:wrap-option="wrap" draw:shadow="hidden" draw:shadow-offset-x="0.05cm" draw:shadow-offset-y="0.05cm" draw:shadow-color="#3465a4" draw:shadow-opacity="100%" loext:decorative="false"/>
    </style:style>
    <style:style style:name="gr24" style:family="graphic" style:parent-style-name="standard" style:list-style-name="L2">
      <style:graphic-properties draw:stroke="solid" draw:stroke-dash="Dashed_20__28_var_29__20_2" svg:stroke-width="0.03cm" svg:stroke-color="#ff972f" draw:marker-start="" draw:marker-start-width="0.26cm" draw:marker-start-center="false" draw:marker-end="" draw:marker-end-width="0.26cm" draw:marker-end-center="false" draw:stroke-linejoin="none" svg:stroke-linecap="round" draw:fill="solid" draw:fill-color="#224b12" draw:opacity="100%" draw:textarea-horizontal-align="justify" fo:padding-top="0.125cm" fo:padding-bottom="0.125cm" fo:padding-left="0.25cm" fo:padding-right="0.25cm" fo:wrap-option="wrap" draw:shadow="hidden" draw:shadow-offset-x="0.05cm" draw:shadow-offset-y="0.05cm" draw:shadow-color="#3465a4" draw:shadow-opacity="100%" loext:decorative="false"/>
    </style:style>
    <style:style style:name="gr25" style:family="graphic" style:parent-style-name="standard" style:list-style-name="L2">
      <style:graphic-properties draw:stroke="solid" draw:stroke-dash="Dashed_20__28_var_29__20_2" svg:stroke-width="0.03cm" svg:stroke-color="#ff972f" draw:marker-start="" draw:marker-start-width="0.26cm" draw:marker-start-center="false" draw:marker-end="" draw:marker-end-width="0.26cm" draw:marker-end-center="false" draw:stroke-linejoin="none" svg:stroke-linecap="round" draw:fill="solid" draw:fill-color="#224b12" draw:opacity="100%" draw:textarea-horizontal-align="justify" fo:padding-top="0.125cm" fo:padding-bottom="0.125cm" fo:padding-left="0.25cm" fo:padding-right="0.25cm" fo:wrap-option="wrap" draw:shadow="hidden" draw:shadow-offset-x="0.05cm" draw:shadow-offset-y="0.05cm" draw:shadow-color="#3465a4" draw:shadow-opacity="10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158466"/>
      <style:paragraph-properties fo:text-align="center"/>
    </style:style>
    <style:style style:name="P5" style:family="paragraph">
      <style:paragraph-properties fo:text-align="center" loext:tab-stop-distance="0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780373" loext:opacity="100%" style:font-name="Open Sans SemiBold1" fo:font-weight="600"/>
    </style:style>
    <style:style style:name="P7" style:family="paragraph">
      <loext:graphic-properties draw:fill="none" draw:fill-color="#666666" draw:opacity="100%"/>
      <style:paragraph-properties fo:text-align="center" loext:tab-stop-distance="0cm">
        <style:tab-stops/>
      </style:paragraph-properties>
      <style:text-properties fo:color="#3faf46" loext:opacity="100%" style:font-name="Open Sans SemiBold1" fo:font-weight="600"/>
    </style:style>
    <style:style style:name="P8" style:family="paragraph">
      <loext:graphic-properties draw:fill="solid" draw:fill-color="#44aa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2255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224b12" draw:opacity="100%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80373" loext:opacity="100%" style:font-name="Open Sans SemiBold1" fo:font-weight="600"/>
    </style:style>
    <style:style style:name="T2" style:family="text">
      <style:text-properties fo:color="#3faf46" loext:opacity="100%" style:font-name="Open Sans SemiBold1" fo:font-weight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a">
        <draw:frame draw:style-name="gr1" draw:text-style-name="P1" draw:layer="layout" svg:width="11.122cm" svg:height="10.355cm" svg:x="13.012cm" svg:y="5.557cm">
          <draw:image xlink:href="Pictures/100000010000029B0000026DF4C4775889AEF56B.png" xlink:type="simple" xlink:show="embed" xlink:actuate="onLoad" draw:mime-type="image/png">
            <text:p/>
          </draw:image>
        </draw:frame>
        <draw:frame draw:style-name="gr1" draw:text-style-name="P1" draw:layer="layout" svg:width="5.356cm" svg:height="7.051cm" svg:x="4.099cm" svg:y="20.289cm">
          <draw:image xlink:href="Pictures/10000000000000FD0000014D7E9C0392F149016A.png" xlink:type="simple" xlink:show="embed" xlink:actuate="onLoad" draw:mime-type="image/png">
            <text:p/>
          </draw:image>
        </draw:frame>
        <draw:frame draw:style-name="gr1" draw:text-style-name="P1" draw:layer="layout" svg:width="6.306cm" svg:height="5.974cm" svg:x="12.148cm" svg:y="21.366cm">
          <draw:image xlink:href="Pictures/10000000000000FF0000013E5F864B4F7FAFB044.png" xlink:type="simple" xlink:show="embed" xlink:actuate="onLoad" draw:mime-type="image/png">
            <text:p/>
          </draw:image>
        </draw:frame>
        <draw:frame draw:style-name="gr1" draw:text-style-name="P1" draw:layer="layout" svg:width="5.211cm" svg:height="8.36cm" svg:x="28.395cm" svg:y="18.98cm">
          <draw:image xlink:href="Pictures/10000001000000C50000013CFC334D0ACF0ACE54.png" xlink:type="simple" xlink:show="embed" xlink:actuate="onLoad" draw:mime-type="image/png">
            <text:p/>
          </draw:image>
        </draw:frame>
        <draw:frame draw:style-name="gr1" draw:text-style-name="P1" xml:id="id13" draw:id="id13" draw:layer="layout" svg:width="0.694cm" svg:height="2.952cm" svg:x="4.728cm" svg:y="24.388cm">
          <draw:image xlink:href="Pictures/1000000100000069000001BEBDBBB8BD6870636F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0.694cm" svg:height="2.952cm" svg:x="16.085cm" svg:y="24.388cm">
          <draw:image xlink:href="Pictures/1000000100000069000001BEBDBBB8BD6870636F.png" xlink:type="simple" xlink:show="embed" xlink:actuate="onLoad" draw:mime-type="image/png">
            <text:p/>
          </draw:image>
        </draw:frame>
        <draw:frame draw:style-name="gr1" draw:text-style-name="P1" draw:layer="layout" svg:width="4.51cm" svg:height="5.677cm" svg:x="21.261cm" svg:y="21.563cm">
          <draw:image xlink:href="Pictures/10000001000001B10000022125236F009C314F5C.png" xlink:type="simple" xlink:show="embed" xlink:actuate="onLoad" draw:mime-type="image/png">
            <text:p/>
          </draw:image>
        </draw:frame>
        <draw:frame draw:style-name="gr1" draw:text-style-name="P1" xml:id="id9" draw:id="id9" draw:layer="layout" svg:width="0.694cm" svg:height="2.952cm" svg:x="24.519cm" svg:y="24.388cm">
          <draw:image xlink:href="Pictures/1000000100000069000001BEBDBBB8BD6870636F.png" xlink:type="simple" xlink:show="embed" xlink:actuate="onLoad" draw:mime-type="image/png">
            <text:p/>
          </draw:image>
        </draw:frame>
        <draw:frame draw:style-name="gr1" draw:text-style-name="P1" xml:id="id7" draw:id="id7" draw:layer="layout" svg:width="0.694cm" svg:height="2.952cm" svg:x="31.96cm" svg:y="24.388cm">
          <draw:image xlink:href="Pictures/1000000100000069000001BEBDBBB8BD6870636F.png" xlink:type="simple" xlink:show="embed" xlink:actuate="onLoad" draw:mime-type="image/png">
            <text:p/>
          </draw:image>
        </draw:frame>
        <draw:frame draw:style-name="gr2" draw:text-style-name="P1" xml:id="id2" draw:id="id2" draw:layer="layout" svg:width="2.064cm" svg:height="2.248cm" svg:x="7.607cm" svg:y="23.946cm">
          <draw:image xlink:href="Pictures/100000010000012F0000014A2F30EE88EF26F8B0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2.064cm" svg:height="2.248cm" svg:x="12.066cm" svg:y="24.342cm">
          <draw:image xlink:href="Pictures/100000010000012F0000014A2F30EE88EF26F8B0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2.064cm" svg:height="2.248cm" svg:x="20.366cm" svg:y="23.78cm">
          <draw:image xlink:href="Pictures/100000010000012F0000014A2F30EE88EF26F8B0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2.064cm" svg:height="2.248cm" svg:x="27.643cm" svg:y="24.243cm">
          <draw:image xlink:href="Pictures/100000010000012F0000014A2F30EE88EF26F8B0.png" xlink:type="simple" xlink:show="embed" xlink:actuate="onLoad" draw:mime-type="image/png">
            <text:p/>
          </draw:image>
        </draw:frame>
        <draw:custom-shape draw:style-name="gr3" draw:text-style-name="P2" xml:id="id1" draw:id="id1" draw:layer="layout" svg:width="0.564cm" svg:height="0.503cm" svg:x="13.606cm" svg:y="13.641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2.006cm" svg:x1="13.888cm" svg:y1="14.144cm" svg:x2="8.639cm" svg:y2="23.946cm" draw:start-shape="id1" draw:start-glue-point="2" draw:end-shape="id2" draw:end-glue-point="0" svg:d="M13888 14144v2895h-5249v6907" svg:viewBox="0 0 5250 9803">
          <text:p/>
        </draw:connector>
        <draw:custom-shape draw:style-name="gr3" draw:text-style-name="P2" xml:id="id3" draw:id="id3" draw:layer="layout" svg:width="0.564cm" svg:height="0.503cm" svg:x="14.135cm" svg:y="13.6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64cm" svg:height="0.503cm" svg:x="14.665cm" svg:y="13.6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64cm" svg:height="0.467cm" svg:x="15.193cm" svg:y="13.744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0.571cm" svg:x1="14.417cm" svg:y1="14.144cm" svg:x2="13.098cm" svg:y2="24.342cm" draw:start-shape="id3" draw:start-glue-point="2" draw:end-shape="id4" draw:end-glue-point="0" svg:d="M14417 14144v4528h-1319v5670" svg:viewBox="0 0 1320 10199">
          <text:p/>
        </draw:connector>
        <draw:connector draw:style-name="gr4" draw:text-style-name="P3" draw:layer="layout" svg:x1="14.946cm" svg:y1="14.138cm" svg:x2="21.398cm" svg:y2="23.78cm" draw:end-shape="id5" draw:end-glue-point="0" svg:d="M14946 14138v4571h6452v5071" svg:viewBox="0 0 6453 9643">
          <text:p/>
        </draw:connector>
        <draw:connector draw:style-name="gr4" draw:text-style-name="P3" draw:layer="layout" draw:line-skew="-0.846cm" svg:x1="15.49cm" svg:y1="14.153cm" svg:x2="28.675cm" svg:y2="24.243cm" draw:end-shape="id6" draw:end-glue-point="0" svg:d="M15490 14153v3949h13185v6141" svg:viewBox="0 0 13186 10091">
          <text:p/>
        </draw:connector>
        <draw:custom-shape draw:style-name="gr6" draw:text-style-name="P4" xml:id="id14" draw:id="id14" draw:layer="layout" svg:width="0.564cm" svg:height="0.269cm" svg:x="15.29cm" svg:y="6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2" draw:id="id12" draw:layer="layout" svg:width="0.564cm" svg:height="0.269cm" svg:x="16.234cm" svg:y="6.3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0.564cm" svg:height="0.269cm" svg:x="17.07cm" svg:y="6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0.564cm" svg:height="0.269cm" svg:x="18.068cm" svg:y="6.31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1.43cm" svg:x1="32.307cm" svg:y1="24.388cm" svg:x2="18.35cm" svg:y2="6.311cm" draw:start-shape="id7" draw:start-glue-point="0" draw:end-shape="id8" draw:end-glue-point="0" svg:d="M32307 24388v-20008h-13957v1931" svg:viewBox="0 0 13958 20009">
          <text:p/>
        </draw:connector>
        <draw:connector draw:style-name="gr7" draw:text-style-name="P3" draw:layer="layout" draw:line-skew="-1.456cm" svg:x1="24.866cm" svg:y1="24.388cm" svg:x2="17.352cm" svg:y2="6.335cm" draw:start-shape="id9" draw:start-glue-point="0" draw:end-shape="id10" draw:end-glue-point="0" svg:d="M24866 24388v-20010h-7514v1957" svg:viewBox="0 0 7515 20011">
          <text:p/>
        </draw:connector>
        <draw:connector draw:style-name="gr7" draw:text-style-name="P3" draw:layer="layout" draw:line-skew="4.586cm 9.137cm -1.45cm" svg:x1="16.432cm" svg:y1="24.388cm" svg:x2="16.516cm" svg:y2="6.329cm" draw:start-shape="id11" draw:start-glue-point="0" draw:end-shape="id12" draw:end-glue-point="0" svg:d="M16432 24388v-4309h8439v-15701h-8355v1951" svg:viewBox="0 0 8440 20011">
          <text:p/>
        </draw:connector>
        <draw:connector draw:style-name="gr7" draw:text-style-name="P3" draw:layer="layout" draw:line-skew="-1.456cm" svg:x1="5.075cm" svg:y1="24.388cm" svg:x2="15.572cm" svg:y2="6.335cm" draw:start-shape="id13" draw:start-glue-point="0" draw:end-shape="id14" draw:end-glue-point="0" svg:d="M5075 24388v-20010h10497v1957" svg:viewBox="0 0 10498 20011">
          <text:p/>
        </draw:connector>
        <dr3d:scene draw:style-name="gr8" svg:width="7.211cm" svg:height="7.462cm" svg:x="24.871cm" svg:y="8.719cm" dr3d:transform="matrix (1 0 0 0 0.939692620785908 0.342020143325669 0 -0.342020143325669 0.939692620785908 -8.7025cm 13.0509259142422cm 4.00894874386811cm)" dr3d:vrp="(0 0 18124.4285714286)" dr3d:vpn="(0 0 16731.4285714286)" dr3d:projection="perspective" dr3d:distance="1.39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9" draw:layer="layout" dr3d:transform="matrix (0.979074889099983 -0.0722658689865268 -0.190236709689472 -0.00905183915232915 0.918432404395223 -0.395474376875149 0.203298858191124 0.388921023777907 0.898559965456803 -0.0785905147931422cm -0.742542854612947cm -3.64746538437609cm)" svg:viewBox="5775 -16616 5855 5962" svg:d="M5775-16616v5962h5855v-5962z"/>
        </dr3d:scene>
        <dr3d:scene draw:style-name="gr10" svg:width="7.798cm" svg:height="7.482cm" svg:x="5.394cm" svg:y="7.381cm" dr3d:transform="matrix (1 0 0 0 0.939692620785908 0.342020143325669 0 -0.342020143325669 0.939692620785908 -4.872cm 7.38970971305305cm 1.93247189030254cm)" dr3d:vrp="(0 0 19814.4285714286)" dr3d:vpn="(0 0 18391.4285714286)" dr3d:projection="perspective" dr3d:distance="1.42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dr3d:transform="matrix (0.979440057900593 -0.0774219580072427 -0.186287448310424 0.0167441268358496 0.951437374491933 -0.307386656568589 0.20103931753811 0.297947584044979 0.93317224024591 1.26440175835645cm -2.01449484057cm -0.71124479525553cm)" svg:viewBox="1654 -10408 6436 5606" svg:d="M1654-10408v5606h6436v-5606z"/>
        </dr3d:scene>
        <draw:custom-shape draw:style-name="gr6" draw:text-style-name="P4" xml:id="id15" draw:id="id15" draw:layer="layout" svg:width="0.564cm" svg:height="0.269cm" svg:x="18.068cm" svg:y="14.316cm">
          <text:p/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-1.097cm" svg:x1="18.35cm" svg:y1="14.585cm" svg:x2="37.196cm" svg:y2="20.858cm" draw:start-shape="id15" draw:start-glue-point="2" draw:end-shape="id16" draw:end-glue-point="0" svg:d="M18350 14585v2039h18846v4234" svg:viewBox="0 0 18847 6274">
          <text:p/>
        </draw:connector>
        <draw:frame draw:style-name="gr13" draw:text-style-name="P6" draw:layer="layout" svg:width="5.556cm" svg:height="3.827cm" svg:x="34.449cm" svg:y="25.421cm">
          <draw:text-box>
            <text:p text:style-name="P5"><text:span text:style-name="T1">Ventilación calefacción </text:span></text:p>
          </draw:text-box>
        </draw:frame>
        <draw:frame draw:style-name="gr1" draw:text-style-name="P1" xml:id="id16" draw:id="id16" draw:layer="layout" svg:width="6.539cm" svg:height="4.397cm" svg:x="33.927cm" svg:y="20.858cm">
          <draw:image xlink:href="Pictures/10000001000002BE000001D8F4E9F528D6C14A4B.png" xlink:type="simple" xlink:show="embed" xlink:actuate="onLoad" draw:mime-type="image/png">
            <text:p/>
          </draw:image>
        </draw:frame>
        <draw:frame draw:style-name="gr14" draw:text-style-name="P7" draw:layer="layout" svg:width="6.5cm" svg:height="3.827cm" svg:x="25.255cm" svg:y="4.926cm">
          <draw:text-box>
            <text:p text:style-name="P5"><text:span text:style-name="T2">Medida da </text:span></text:p>
            <text:p text:style-name="P5"><text:span text:style-name="T2">temperatura e humidade</text:span></text:p>
            <text:p text:style-name="P5"><text:span text:style-name="T2">ambiente</text:span></text:p>
          </draw:text-box>
        </draw:frame>
        <draw:frame draw:style-name="gr1" draw:text-style-name="P1" draw:layer="layout" svg:width="5.755cm" svg:height="5.687cm" svg:x="1cm" svg:y="1cm">
          <draw:image xlink:href="Pictures/1000000100000589000005783E7393D201303DF0.png" xlink:type="simple" xlink:show="embed" xlink:actuate="onLoad" draw:mime-type="image/png">
            <text:p/>
          </draw:image>
        </draw:frame>
        <draw:frame draw:style-name="gr1" draw:text-style-name="P1" draw:layer="layout" svg:width="6.198cm" svg:height="4.17cm" svg:x="34.523cm" svg:y="11.401cm">
          <draw:image xlink:href="Pictures/10000000000001EC0000014BE1CFDA5EB0CCBBC0.png" xlink:type="simple" xlink:show="embed" xlink:actuate="onLoad" draw:mime-type="image/png">
            <text:p/>
          </draw:image>
        </draw:frame>
        <draw:g draw:style-name="gr15">
          <draw:g draw:style-name="gr16">
            <draw:polygon draw:style-name="gr17" draw:text-style-name="P8" draw:layer="layout" svg:width="3.297cm" svg:height="3.297cm" svg:x="18.257cm" svg:y="1cm" svg:viewBox="0 0 3298 3298" draw:points="2879,1838 3073,2480 2620,2428 2467,3081 2100,2809 1642,3298 1461,2880 818,3074 871,2620 217,2467 489,2101 0,1642 419,1461 225,819 678,871 831,218 1197,490 1657,0 1838,419 2480,225 2427,678 3081,832 2809,1198 3298,1657">
              <text:p/>
            </draw:polygon>
            <draw:path draw:style-name="gr18" draw:text-style-name="P9" draw:layer="layout" svg:width="1.978cm" svg:height="1.979cm" svg:x="18.938cm" svg:y="1.721cm" svg:viewBox="0 0 1979 1980" svg:d="M1979 990c0 546-443 990-989 990-547 0-990-444-990-990 0-547 443-990 990-990 546 0 989 443 989 990z">
              <text:p/>
            </draw:path>
          </draw:g>
          <draw:g draw:name="start-event-timer" draw:style-name="gr15">
            <draw:path draw:style-name="gr19" draw:text-style-name="P10" draw:layer="layout" svg:width="1.975cm" svg:height="1.946cm" svg:x="18.917cm" svg:y="1.74cm" svg:viewBox="0 0 1976 1947" svg:d="M1976 974c0-536-444-974-991-974-545 0-985 438-985 974 0 537 440 973 985 973 547 0 991-436 991-973z">
              <text:p/>
            </draw:path>
            <draw:g draw:style-name="gr16">
              <draw:path draw:style-name="gr20" draw:text-style-name="P10" draw:layer="layout" svg:width="1.422cm" svg:height="1.401cm" svg:x="19.193cm" svg:y="2.012cm" svg:viewBox="0 0 1423 1402" svg:d="M1423 700c0-387-320-700-712-700-391 0-711 313-711 700 0 389 320 702 711 702 392 0 712-313 712-702z">
                <text:p/>
              </draw:path>
              <draw:line draw:style-name="gr21" draw:text-style-name="P10" draw:layer="layout" svg:x1="20.496cm" svg:y1="2.691cm" svg:x2="20.595cm" svg:y2="2.691cm">
                <text:p/>
              </draw:line>
              <draw:polyline draw:style-name="gr22" draw:text-style-name="P10" draw:layer="layout" svg:width="0.404cm" svg:height="0.775cm" svg:x="19.894cm" svg:y="2.11cm" svg:viewBox="0 0 405 776" draw:points="207,0 0,603 405,776">
                <text:p/>
              </draw:polyline>
              <draw:line draw:style-name="gr23" draw:text-style-name="P10" draw:layer="layout" svg:x1="19.213cm" svg:y1="2.691cm" svg:x2="19.312cm" svg:y2="2.691cm">
                <text:p/>
              </draw:line>
              <draw:line draw:style-name="gr24" draw:text-style-name="P10" draw:layer="layout" svg:x1="19.904cm" svg:y1="3.414cm" svg:x2="19.904cm" svg:y2="3.317cm">
                <text:p/>
              </draw:line>
              <draw:line draw:style-name="gr25" draw:text-style-name="P10" draw:layer="layout" svg:x1="19.904cm" svg:y1="2.109cm" svg:x2="19.904cm" svg:y2="2.012cm">
                <text:p/>
              </draw:line>
            </draw:g>
          </draw:g>
        </draw:g>
        <draw:frame draw:style-name="gr1" draw:text-style-name="P1" draw:layer="layout" svg:width="5.58cm" svg:height="5.58cm" svg:x="34.883cm" svg:y="1.256cm">
          <draw:image xlink:href="Pictures/100000000000048300000483FCF586468CB93B07.png" xlink:type="simple" xlink:show="embed" xlink:actuate="onLoad" draw:mime-type="image/png">
            <text:p/>
          </draw:image>
        </draw:frame>
        <draw:frame draw:style-name="gr1" draw:text-style-name="P1" draw:layer="layout" svg:width="6.729cm" svg:height="3.531cm" svg:x="34.271cm" svg:y="7.339cm">
          <draw:image xlink:href="Pictures/1000000100000599000002F04D6CDC007B1A973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gros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Cheo_20_amarelo" draw:display-name="Che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Cheo_20_azul" draw:display-name="Che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Cheo_20_verde" draw:display-name="Che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Cheo_20_vermello" draw:display-name="Cheo vermell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1000002210000022BF4703FC3D02C6A11.png" xlink:type="simple" xlink:show="embed" xlink:actuate="onLoad"/>
    <draw:fill-image draw:name="Bitmap_20_3" draw:display-name="Bitmap 3" xlink:href="Pictures/100000010000030F000002AA08C7397AA88B60FB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Concave" svg:viewBox="0 0 1131 1580" svg:d="M1013 1491l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a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9T19:36:02.199000000</meta:creation-date>
    <dc:date>2023-10-05T10:09:15.570000000</dc:date>
    <meta:editing-duration>PT2H42M28S</meta:editing-duration>
    <meta:editing-cycles>11</meta:editing-cycles>
    <meta:generator>LibreOffice/7.6.0.3$Windows_X86_64 LibreOffice_project/69edd8b8ebc41d00b4de3915dc82f8f0fc3b6265</meta:generator>
    <meta:print-date>2023-10-05T10:08:05.332000000</meta:print-date>
    <meta:printed-by>Ficheiros PDF</meta:printed-by>
    <meta:document-statistic meta:object-count="55"/>
  </office:meta>
</office:document-meta>
</file>